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5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3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8.7841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олжский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number-columns-repeated="16379" table:default-cell-style-name="ce4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2">
            <text:p>населенный пункт</text:p>
          </table:table-cell>
          <table:table-cell office:value-type="string" table:style-name="ce2">
            <text:p>улица</text:p>
          </table:table-cell>
          <table:table-cell table:number-columns-repeated="16379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Дружбы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Моск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пер. Восточ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Физкульту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Партиза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8">
            <text:p>ул. 60 лет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Клим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Во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Под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Наум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Строите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гт. Петра Дубрава</text:p>
          </table:table-cell>
          <table:table-cell office:value-type="string" table:style-name="ce5">
            <text:p>ул. Коммунаров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. Дубовый Гай<text:s/></text:p>
          </table:table-cell>
          <table:table-cell table:style-name="ce5"/>
          <table:table-cell table:number-columns-repeated="16379" table:style-name="ce1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. Заярье</text:p>
          </table:table-cell>
          <table:table-cell office:value-type="string" table:style-name="ce5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. Заярье</text:p>
          </table:table-cell>
          <table:table-cell office:value-type="string" table:style-name="ce5">
            <text:p>тер. Зверохозяйство промышленная зона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. Заярье</text:p>
          </table:table-cell>
          <table:table-cell office:value-type="string" table:style-name="ce5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Петра Дубрава</text:p>
          </table:table-cell>
          <table:table-cell office:value-type="string" table:style-name="ce5">
            <text:p>п. Заярье</text:p>
          </table:table-cell>
          <table:table-cell office:value-type="string" table:style-name="ce5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Рощинский<text:s/></text:p>
          </table:table-cell>
          <table:table-cell office:value-type="string" table:style-name="ce5">
            <text:p>пгт. Рощинский</text:p>
          </table:table-cell>
          <table:table-cell office:value-type="string" table:style-name="ce5">
            <text:p>тер. Администрация поселк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Рощинский<text:s/></text:p>
          </table:table-cell>
          <table:table-cell office:value-type="string" table:style-name="ce5">
            <text:p>пгт. Рощинский</text:p>
          </table:table-cell>
          <table:table-cell office:value-type="string" table:style-name="ce5">
            <text:p>тер. ДГУП-364</text:p>
          </table:table-cell>
          <table:table-cell table:number-columns-repeated="16379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Рощинский<text:s/></text:p>
          </table:table-cell>
          <table:table-cell office:value-type="string" table:style-name="ce5">
            <text:p>пгт. Рощинский</text:p>
          </table:table-cell>
          <table:table-cell office:value-type="string" table:style-name="ce5">
            <text:p>тер. Рынок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ГП Рощинский<text:s/></text:p>
          </table:table-cell>
          <table:table-cell office:value-type="string" table:style-name="ce5">
            <text:p>пгт. Рощинский</text:p>
          </table:table-cell>
          <table:table-cell office:value-type="string" table:style-name="ce5">
            <text:p>тер. Спорткомплекс</text:p>
          </table:table-cell>
          <table:table-cell table:number-columns-repeated="16379" table:style-name="ce1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ир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Ново-Вокз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Аэропорт ДЗМК</text:p>
          </table:table-cell>
          <table:table-cell table:number-columns-repeated="16379" table:style-name="ce1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ДК Юбилей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ш. Смышляевское</text:p>
          </table:table-cell>
          <table:table-cell table:number-columns-repeated="16379" table:style-name="ce1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Октябр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Оренбург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раснопол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Промзона Автобаза Самаратрансстрой</text:p>
          </table:table-cell>
          <table:table-cell table:number-columns-repeated="16379" table:style-name="ce1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Ильич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уйбышева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Промзона</text:p>
          </table:table-cell>
          <table:table-cell table:number-columns-repeated="16379" table:style-name="ce1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Нижне-Пад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Шмидта</text:p>
          </table:table-cell>
          <table:table-cell table:number-columns-repeated="16379" table:style-name="ce1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Железнодорожные Казармы</text:p>
          </table:table-cell>
          <table:table-cell table:number-columns-repeated="16379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Лесоторговая база Стройкерамика</text:p>
          </table:table-cell>
          <table:table-cell table:number-columns-repeated="16379" table:style-name="ce1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База Трансстрой промышленная зона</text:p>
          </table:table-cell>
          <table:table-cell table:number-columns-repeated="16379" table:style-name="ce1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,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Мичур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тер. Аэропорт 2</text:p>
          </table:table-cell>
          <table:table-cell table:number-columns-repeated="16379" table:style-name="ce1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оммунистиче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Тор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оллек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ри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Вокз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ер. Коммунистиче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ад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Механ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ирп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ервома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Механизаторов</text:p>
          </table:table-cell>
          <table:table-cell table:number-columns-repeated="16379" table:style-name="ce1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р-д. 1-й</text:p>
          </table:table-cell>
          <table:table-cell table:number-columns-repeated="16379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ион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ер. Комсомоль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р-д. 2-й</text:p>
          </table:table-cell>
          <table:table-cell table:number-columns-repeated="16379" table:style-name="ce1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ш. Автодорога Самара-Бугуруслан</text:p>
          </table:table-cell>
          <table:table-cell table:number-columns-repeated="16379" table:style-name="ce1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Железно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оопера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Комсомо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ер. Ново-Сад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уш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Дружбы</text:p>
          </table:table-cell>
          <table:table-cell table:number-columns-repeated="16379" table:style-name="ce1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кв-л <text:s/>Железнодорожные дома</text:p>
          </table:table-cell>
          <table:table-cell table:number-columns-repeated="16379" table:style-name="ce1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Демократиче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8">
            <text:p>ул. Шосс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р-д 3-й</text:p>
          </table:table-cell>
          <table:table-cell table:number-columns-repeated="16379" table:style-name="ce1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Разд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Проезж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ш. Аэропортовское-2</text:p>
          </table:table-cell>
          <table:table-cell table:number-columns-repeated="16379" table:style-name="ce1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Чапа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пер. Куйбыш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Магис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мышляевка</text:p>
          </table:table-cell>
          <table:table-cell office:value-type="string" table:style-name="ce5">
            <text:p>ул. Аэродром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Берез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Лермонт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Ближ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тер. 440 м северо-восточнее поселка</text:p>
          </table:table-cell>
          <table:table-cell table:number-columns-repeated="16379" table:style-name="ce1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тер. 800 м северо-восточнее поселка</text:p>
          </table:table-cell>
          <table:table-cell table:number-columns-repeated="16379" table:style-name="ce1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Волж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Дружбы</text:p>
          </table:table-cell>
          <table:table-cell table:number-columns-repeated="16379" table:style-name="ce1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Клуб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пер. Лермонт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тер. Лесоторговая база 300 м от Стройфарфор</text:p>
          </table:table-cell>
          <table:table-cell table:number-columns-repeated="16379" table:style-name="ce1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ул. Меж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8">
            <text:p>ул. Наро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9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Производствен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Пролет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Профсою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Свободы</text:p>
          </table:table-cell>
          <table:table-cell table:number-columns-repeated="16379" table:style-name="ce1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пер. Совет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Спор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Топо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Угл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тер. Универмаг</text:p>
          </table:table-cell>
          <table:table-cell table:number-columns-repeated="16379" table:style-name="ce1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тер. Улица Дружбы между жилыми домами 5 и 11</text:p>
          </table:table-cell>
          <table:table-cell table:number-columns-repeated="16379" table:style-name="ce1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Штаб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Молодогварде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Вост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Гоголя</text:p>
          </table:table-cell>
          <table:table-cell table:number-columns-repeated="16379" table:style-name="ce1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Заво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гт. Стройкерамика<text:s/></text:p>
          </table:table-cell>
          <table:table-cell office:value-type="string" table:style-name="ce5">
            <text:p>ул. Маяковс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26 км Автодороги Самара-Бугуруслан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Волх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Вязем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Днепропетр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За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Конотоп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Нижне-Уд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Павелец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Павлогра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Повелец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При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Соч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Череповец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Спутник</text:p>
          </table:table-cell>
          <table:table-cell office:value-type="string" table:style-name="ce5">
            <text:p>ул. Яку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Энергетик</text:p>
          </table:table-cell>
          <table:table-cell office:value-type="string" table:style-name="ce5">
            <text:p>пр-д 1-й</text:p>
          </table:table-cell>
          <table:table-cell table:number-columns-repeated="16379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Энергетик</text:p>
          </table:table-cell>
          <table:table-cell office:value-type="string" table:style-name="ce5">
            <text:p>пр-д 2-й</text:p>
          </table:table-cell>
          <table:table-cell table:number-columns-repeated="16379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Энергетик</text:p>
          </table:table-cell>
          <table:table-cell office:value-type="string" table:style-name="ce5">
            <text:p>пр-д 3-й</text:p>
          </table:table-cell>
          <table:table-cell table:number-columns-repeated="16379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Энергетик</text:p>
          </table:table-cell>
          <table:table-cell office:value-type="string" table:style-name="ce5">
            <text:p>ул. Магис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мышляевка<text:s/></text:p>
          </table:table-cell>
          <table:table-cell office:value-type="string" table:style-name="ce5">
            <text:p>п. Энергетик</text:p>
          </table:table-cell>
          <table:table-cell office:value-type="string" table:style-name="ce8">
            <text:p>ул. Проезж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Верхняя Подстёпновка<text:s/></text:p>
          </table:table-cell>
          <table:table-cell office:value-type="string" table:style-name="ce8">
            <text:p>10 км Автодороги Самара-Большая Черниговка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Верхняя Подстёпновка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Верхняя Подстёпновка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Верхняя Подстёпновка<text:s/></text:p>
          </table:table-cell>
          <table:table-cell office:value-type="string" table:style-name="ce8">
            <text:p>ул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Атла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Верхне-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25 кв-л Гослесфонд Куйбышевского мехлесхоза</text:p>
          </table:table-cell>
          <table:table-cell table:number-columns-repeated="16379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На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п. Подстёпновка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10">
            <text:p>тер. 1 км юго-восточнее села Преображенка</text:p>
          </table:table-cell>
          <table:table-cell table:number-columns-repeated="16379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10">
            <text:p>тер. 2 км южнее села Преображенка</text:p>
          </table:table-cell>
          <table:table-cell table:number-columns-repeated="16379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10">
            <text:p>тер. 3 км юго-восточнее села Преображенка</text:p>
          </table:table-cell>
          <table:table-cell table:number-columns-repeated="16379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1 км Автодорога Самара-Новокуйбышевск</text:p>
          </table:table-cell>
          <table:table-cell table:number-columns-repeated="16379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Лен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кв-л <text:s/>Молоде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пер. Молоде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Ново-Лен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Октябр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пер. Октябрь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ерхняя Подстёпновка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22 км Автодорога Самара-Волгоград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Воскресе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тер. Воскресенский массив</text:p>
          </table:table-cell>
          <table:table-cell table:number-columns-repeated="16379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За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Запа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Изыскате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Коте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Кресть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Лен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Ниж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3 км Новокуйбышевское шоссе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пр-д Обувной</text:p>
          </table:table-cell>
          <table:table-cell table:number-columns-repeated="16379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Пес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При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При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Сев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Сплавщ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Энтузиа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с. Воскресенка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ж/д ст. Жигули<text:s/>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28 км Автодороги Самара-Волгоград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Ново-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При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пер. Фрукт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Груш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Просел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ул. Абрикос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Журавли</text:p>
          </table:table-cell>
          <table:table-cell office:value-type="string" table:style-name="ce8">
            <text:p>пер. Крайний</text:p>
          </table:table-cell>
          <table:table-cell table:number-columns-repeated="16379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Магис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Ниж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Транзит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Арханге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Куба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Вост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Край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Ми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Зелёненький<text:s/></text:p>
          </table:table-cell>
          <table:table-cell office:value-type="string" table:style-name="ce8">
            <text:p>ул. Сарат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Молодогвардейский<text:s/></text:p>
          </table:table-cell>
          <table:table-cell office:value-type="string" table:style-name="ce8">
            <text:p>ул. 47 км</text:p>
          </table:table-cell>
          <table:table-cell table:number-columns-repeated="16379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Воскресенка</text:p>
          </table:table-cell>
          <table:table-cell office:value-type="string" table:style-name="ce5">
            <text:p>п. Молодогвардейский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Алексея Юш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Арян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Арян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Дво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Дубово-Ум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тер. Дубово-Уметское лесничество</text:p>
          </table:table-cell>
          <table:table-cell table:number-columns-repeated="16379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Заводской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кв-л Клю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Коммуналь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Кооператив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Край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Кульк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Лесничество</text:p>
          </table:table-cell>
          <table:table-cell table:number-columns-repeated="16379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тер. Лесничество</text:p>
          </table:table-cell>
          <table:table-cell table:number-columns-repeated="16379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кв-л Молоде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кв-л Подстанция</text:p>
          </table:table-cell>
          <table:table-cell table:number-columns-repeated="16379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При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Пят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Север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Совет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Строите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кв-л Строите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Ура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Фрунзе</text:p>
          </table:table-cell>
          <table:table-cell table:number-columns-repeated="16379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Широ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Школь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с. Дубовый Умёт<text:s/></text:p>
          </table:table-cell>
          <table:table-cell office:value-type="string" table:style-name="ce8">
            <text:p>пер. Яш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тер. 500 м западнее поселка Калинка</text:p>
          </table:table-cell>
          <table:table-cell table:number-columns-repeated="16379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туп. Берез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пр-д Звезд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5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5">
            <text:p>ул. Лун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Малин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Ов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Первома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Раду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пр-д Сад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туп. Сирене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туп. Сосн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туп. Яблоне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алинка<text:s/></text:p>
          </table:table-cell>
          <table:table-cell office:value-type="string" table:style-name="ce8">
            <text:p>ул. Весен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1-я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2-я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При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Культура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Владими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Гара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Нефтян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Ро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Черемушки</text:p>
          </table:table-cell>
          <table:table-cell table:number-columns-repeated="16379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Дубовый Умёт</text:p>
          </table:table-cell>
          <table:table-cell office:value-type="string" table:style-name="ce5">
            <text:p>п. Ровно-Владимировка<text:s/></text:p>
          </table:table-cell>
          <table:table-cell office:value-type="string" table:style-name="ce8">
            <text:p>ул. Шосс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пер. Валдайский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Воскресен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Высо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Гонча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Дворян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Заволж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Ильин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Корот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Лучист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Ма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Мал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Ниж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Николь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Новоселов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Охот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Покр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Поса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тер. Птицефабрика</text:p>
          </table:table-cell>
          <table:table-cell table:number-columns-repeated="16379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Светл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Слобод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Спас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Торговая 2</text:p>
          </table:table-cell>
          <table:table-cell table:number-columns-repeated="16379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Цветочн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Чист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п. Власть Труда</text:p>
          </table:table-cell>
          <table:table-cell office:value-type="string" table:style-name="ce8">
            <text:p>ул. Я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2 км юго-восточнее села Курумоч</text:p>
          </table:table-cell>
          <table:table-cell table:number-columns-repeated="16379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3 км юго-западнее села Курумоч</text:p>
          </table:table-cell>
          <table:table-cell table:number-columns-repeated="16379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4 км западнее села Курумоч</text:p>
          </table:table-cell>
          <table:table-cell table:number-columns-repeated="16379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51 км Автодороги Самара-Тольятти</text:p>
          </table:table-cell>
          <table:table-cell table:number-columns-repeated="16379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Абрикос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1007 км Автодороги Москва-Самрара</text:p>
          </table:table-cell>
          <table:table-cell table:number-columns-repeated="16379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1010 км Автодороги Москва-Самрара</text:p>
          </table:table-cell>
          <table:table-cell table:number-columns-repeated="16379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тер. Агрохимпункт</text:p>
          </table:table-cell>
          <table:table-cell table:number-columns-repeated="16379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Бере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Волж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Горь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Жигул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Зеленый Гай</text:p>
          </table:table-cell>
          <table:table-cell table:number-columns-repeated="16379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Край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Лет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М.Горь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Малая Московская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Пион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тер. Райпотребсоюз</text:p>
          </table:table-cell>
          <table:table-cell table:number-columns-repeated="16379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Спор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Фабр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с. Курумоч</text:p>
          </table:table-cell>
          <table:table-cell office:value-type="string" table:style-name="ce8">
            <text:p>ул. Яго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, Курумоч<text:s/></text:p>
          </table:table-cell>
          <table:table-cell office:value-type="string" table:style-name="ce8">
            <text:p>141 км</text:p>
          </table:table-cell>
          <table:table-cell table:number-columns-repeated="16379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, Курумоч<text:s/></text:p>
          </table:table-cell>
          <table:table-cell office:value-type="string" table:style-name="ce8">
            <text:p>143 км</text:p>
          </table:table-cell>
          <table:table-cell table:number-columns-repeated="16379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, Курумоч<text:s/></text:p>
          </table:table-cell>
          <table:table-cell office:value-type="string" table:style-name="ce8">
            <text:p>ул. Гагар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, Курумоч<text:s/></text:p>
          </table:table-cell>
          <table:table-cell office:value-type="string" table:style-name="ce8">
            <text:p>ул. Ново-Вокз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, Курумоч<text:s/></text:p>
          </table:table-cell>
          <table:table-cell office:value-type="string" table:style-name="ce8">
            <text:p>ул. Сос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Бере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Вокз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Мастрюк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Под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Курумоч</text:p>
          </table:table-cell>
          <table:table-cell office:value-type="string" table:style-name="ce5">
            <text:p>ж/д ст. Мастрюково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Берёзки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Дружбы</text:p>
          </table:table-cell>
          <table:table-cell table:number-columns-repeated="16379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Нефтян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Совхо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ПС «Дружба»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пер. Крыл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5" table:style-name="ce5">
            <text:p>4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6" table:style-name="ce5">
            <text:p>4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74 км</text:p>
          </table:table-cell>
          <table:table-cell table:number-columns-repeated="16379" table:style-name="ce1"/>
        </table:table-row>
        <table:table-row table:style-name="ro2">
          <table:table-cell office:value-type="float" office:value="427" table:style-name="ce5">
            <text:p>4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Новоберёзовский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8" table:style-name="ce5">
            <text:p>4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.Придорожный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29" table:style-name="ce5">
            <text:p>4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.Придорожный<text:s/></text:p>
          </table:table-cell>
          <table:table-cell office:value-type="string" table:style-name="ce8">
            <text:p>ул. Шосс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0" table:style-name="ce5">
            <text:p>4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.Придорожный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1" table:style-name="ce5">
            <text:p>4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Самарский<text:s/></text:p>
          </table:table-cell>
          <table:table-cell office:value-type="string" table:style-name="ce8">
            <text:p>ул. Бере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2" table:style-name="ce5">
            <text:p>4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Самарский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3" table:style-name="ce5">
            <text:p>4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Самарский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4" table:style-name="ce5">
            <text:p>4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п. Самарский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5" table:style-name="ce5">
            <text:p>4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Братьев Глубоковых</text:p>
          </table:table-cell>
          <table:table-cell table:number-columns-repeated="16379" table:style-name="ce1"/>
        </table:table-row>
        <table:table-row table:style-name="ro2">
          <table:table-cell office:value-type="float" office:value="436" table:style-name="ce5">
            <text:p>4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За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37" table:style-name="ce5">
            <text:p>4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438" table:style-name="ce5">
            <text:p>4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Нефтян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439" table:style-name="ce5">
            <text:p>4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0" table:style-name="ce5">
            <text:p>4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1" table:style-name="ce5">
            <text:p>4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2" table:style-name="ce5">
            <text:p>4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3" table:style-name="ce5">
            <text:p>4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Совхо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4" table:style-name="ce5">
            <text:p>4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5" table:style-name="ce5">
            <text:p>4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6" table:style-name="ce5">
            <text:p>4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Лопатино</text:p>
          </table:table-cell>
          <table:table-cell office:value-type="string" table:style-name="ce5">
            <text:p>с. Лопатино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7" table:style-name="ce5">
            <text:p>4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За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8" table:style-name="ce5">
            <text:p>4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49" table:style-name="ce5">
            <text:p>4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Проез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Пролет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1" table:style-name="ce5">
            <text:p>4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2" table:style-name="ce5">
            <text:p>4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3" table:style-name="ce5">
            <text:p>4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Соловьи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4" table:style-name="ce5">
            <text:p>4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Сух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55" table:style-name="ce5">
            <text:p>4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Подъём-Михайловка<text:s/></text:p>
          </table:table-cell>
          <table:table-cell office:value-type="string" table:style-name="ce8">
            <text:p>ул. Федь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456" table:style-name="ce5">
            <text:p>4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Горь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457" table:style-name="ce5">
            <text:p>4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Карага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58" table:style-name="ce5">
            <text:p>4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Кир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59" table:style-name="ce5">
            <text:p>4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М.Горь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460" table:style-name="ce5">
            <text:p>4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Мичур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461" table:style-name="ce5">
            <text:p>4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62" table:style-name="ce5">
            <text:p>4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Н.Наум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63" table:style-name="ce5">
            <text:p>4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пер. Озер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464" table:style-name="ce5">
            <text:p>4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Пролет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65" table:style-name="ce5">
            <text:p>4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пер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466" table:style-name="ce5">
            <text:p>4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пер. Степной</text:p>
          </table:table-cell>
          <table:table-cell table:number-columns-repeated="16379" table:style-name="ce1"/>
        </table:table-row>
        <table:table-row table:style-name="ro2">
          <table:table-cell office:value-type="float" office:value="467" table:style-name="ce5">
            <text:p>4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ул. Чапа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468" table:style-name="ce5">
            <text:p>4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с. Яблоновый Овраг<text:s/></text:p>
          </table:table-cell>
          <table:table-cell office:value-type="string" table:style-name="ce8">
            <text:p>пер. Школь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469" table:style-name="ce5">
            <text:p>4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Восточный<text:s/>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float" office:value="470" table:style-name="ce5">
            <text:p>4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Вост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1" table:style-name="ce5">
            <text:p>4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2" table:style-name="ce5">
            <text:p>4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3" table:style-name="ce5">
            <text:p>4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4" table:style-name="ce5">
            <text:p>4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5" table:style-name="ce5">
            <text:p>4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Спор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6" table:style-name="ce5">
            <text:p>4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Фаса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7" table:style-name="ce5">
            <text:p>4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Дудачный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78" table:style-name="ce5">
            <text:p>4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Озерки<text:s/>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float" office:value="479" table:style-name="ce5">
            <text:p>4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Подлесный</text:p>
          </table:table-cell>
          <table:table-cell office:value-type="string" table:style-name="ce8">
            <text:p>ул. Под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0" table:style-name="ce5">
            <text:p>4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пер. Зареч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481" table:style-name="ce5">
            <text:p>4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пер. Лун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482" table:style-name="ce5">
            <text:p>4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3" table:style-name="ce5">
            <text:p>4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Под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4" table:style-name="ce5">
            <text:p>4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5" table:style-name="ce5">
            <text:p>4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6" table:style-name="ce5">
            <text:p>4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7" table:style-name="ce5">
            <text:p>4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8" table:style-name="ce5">
            <text:p>4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89" table:style-name="ce5">
            <text:p>4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0" table:style-name="ce5">
            <text:p>4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Тракт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1" table:style-name="ce5">
            <text:p>4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пер. Школь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492" table:style-name="ce5">
            <text:p>4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одъём-Михайловка<text:s/></text:p>
          </table:table-cell>
          <table:table-cell office:value-type="string" table:style-name="ce5">
            <text:p>п. Тридцатый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3" table:style-name="ce5">
            <text:p>4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Бере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4" table:style-name="ce5">
            <text:p>4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Кресть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5" table:style-name="ce5">
            <text:p>4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6" table:style-name="ce5">
            <text:p>4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7" table:style-name="ce5">
            <text:p>4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Тополей</text:p>
          </table:table-cell>
          <table:table-cell table:number-columns-repeated="16379" table:style-name="ce1"/>
        </table:table-row>
        <table:table-row table:style-name="ro2">
          <table:table-cell office:value-type="float" office:value="498" table:style-name="ce5">
            <text:p>4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Домашкины Вершины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499" table:style-name="ce5">
            <text:p>4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0" table:style-name="ce5">
            <text:p>5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Заов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1" table:style-name="ce5">
            <text:p>5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пер. Лесной</text:p>
          </table:table-cell>
          <table:table-cell table:number-columns-repeated="16379" table:style-name="ce1"/>
        </table:table-row>
        <table:table-row table:style-name="ro2">
          <table:table-cell office:value-type="float" office:value="502" table:style-name="ce5">
            <text:p>5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3" table:style-name="ce5">
            <text:p>5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4" table:style-name="ce5">
            <text:p>5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5" table:style-name="ce5">
            <text:p>5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6" table:style-name="ce5">
            <text:p>5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ахарь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7" table:style-name="ce5">
            <text:p>5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Волж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08" table:style-name="ce5">
            <text:p>5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Даль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509" table:style-name="ce5">
            <text:p>5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0" table:style-name="ce5">
            <text:p>5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1" table:style-name="ce5">
            <text:p>5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Заов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2" table:style-name="ce5">
            <text:p>5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3" table:style-name="ce5">
            <text:p>5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Зеле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14" table:style-name="ce5">
            <text:p>5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Лесной</text:p>
          </table:table-cell>
          <table:table-cell table:number-columns-repeated="16379" table:style-name="ce1"/>
        </table:table-row>
        <table:table-row table:style-name="ro2">
          <table:table-cell office:value-type="float" office:value="515" table:style-name="ce5">
            <text:p>5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6" table:style-name="ce5">
            <text:p>5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Ми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7" table:style-name="ce5">
            <text:p>5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18" table:style-name="ce5">
            <text:p>5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кв-л Нефтяников</text:p>
          </table:table-cell>
          <table:table-cell table:number-columns-repeated="16379" table:style-name="ce1"/>
        </table:table-row>
        <table:table-row table:style-name="ro2">
          <table:table-cell office:value-type="float" office:value="519" table:style-name="ce5">
            <text:p>5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0" table:style-name="ce5">
            <text:p>5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Октябрь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521" table:style-name="ce5">
            <text:p>5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2" table:style-name="ce5">
            <text:p>5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3" table:style-name="ce5">
            <text:p>5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4" table:style-name="ce5">
            <text:p>5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5" table:style-name="ce5">
            <text:p>5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6" table:style-name="ce5">
            <text:p>5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527" table:style-name="ce5">
            <text:p>5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Трудовой</text:p>
          </table:table-cell>
          <table:table-cell table:number-columns-repeated="16379" table:style-name="ce1"/>
        </table:table-row>
        <table:table-row table:style-name="ro2">
          <table:table-cell office:value-type="float" office:value="528" table:style-name="ce5">
            <text:p>5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29" table:style-name="ce5">
            <text:p>5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0" table:style-name="ce5">
            <text:p>5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пер. Юбилей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31" table:style-name="ce5">
            <text:p>5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Просвет</text:p>
          </table:table-cell>
          <table:table-cell office:value-type="string" table:style-name="ce5">
            <text:p>п. Просвет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2" table:style-name="ce5">
            <text:p>5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Коопера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3" table:style-name="ce5">
            <text:p>5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Кресть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4" table:style-name="ce5">
            <text:p>5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Лен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5" table:style-name="ce5">
            <text:p>5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Пес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6" table:style-name="ce5">
            <text:p>5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пер. Пионер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537" table:style-name="ce5">
            <text:p>5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Пролет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8" table:style-name="ce5">
            <text:p>5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39" table:style-name="ce5">
            <text:p>5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Выползово<text:s/>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0" table:style-name="ce5">
            <text:p>5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Новинки<text:s/></text:p>
          </table:table-cell>
          <table:table-cell office:value-type="string" table:style-name="ce8">
            <text:p>тер. База отдыха Молния</text:p>
          </table:table-cell>
          <table:table-cell table:number-columns-repeated="16379" table:style-name="ce1"/>
        </table:table-row>
        <table:table-row table:style-name="ro2">
          <table:table-cell office:value-type="float" office:value="541" table:style-name="ce5">
            <text:p>5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Новинки<text:s/></text:p>
          </table:table-cell>
          <table:table-cell office:value-type="string" table:style-name="ce8">
            <text:p>тер. Лесничество</text:p>
          </table:table-cell>
          <table:table-cell table:number-columns-repeated="16379" table:style-name="ce1"/>
        </table:table-row>
        <table:table-row table:style-name="ro2">
          <table:table-cell office:value-type="float" office:value="542" table:style-name="ce5">
            <text:p>5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Новинки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3" table:style-name="ce5">
            <text:p>5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Новинки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4" table:style-name="ce5">
            <text:p>5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Новинки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5" table:style-name="ce5">
            <text:p>5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Подгоры<text:s/></text:p>
          </table:table-cell>
          <table:table-cell office:value-type="string" table:style-name="ce8">
            <text:p>ул. Кавалеров Славы</text:p>
          </table:table-cell>
          <table:table-cell table:number-columns-repeated="16379" table:style-name="ce1"/>
        </table:table-row>
        <table:table-row table:style-name="ro2">
          <table:table-cell office:value-type="float" office:value="546" table:style-name="ce5">
            <text:p>5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Подгоры<text:s/></text:p>
          </table:table-cell>
          <table:table-cell office:value-type="string" table:style-name="ce8">
            <text:p>ул. Лен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7" table:style-name="ce5">
            <text:p>5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Подгоры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8" table:style-name="ce5">
            <text:p>5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Подгоры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49" table:style-name="ce5">
            <text:p>5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40 лет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Берег Воложки</text:p>
          </table:table-cell>
          <table:table-cell table:number-columns-repeated="16379" table:style-name="ce1"/>
        </table:table-row>
        <table:table-row table:style-name="ro2">
          <table:table-cell office:value-type="float" office:value="551" table:style-name="ce5">
            <text:p>5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2" table:style-name="ce5">
            <text:p>5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Гварде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3" table:style-name="ce5">
            <text:p>5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Жуковс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554" table:style-name="ce5">
            <text:p>5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Заво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5" table:style-name="ce5">
            <text:p>5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Запа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6" table:style-name="ce5">
            <text:p>5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Кирп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7" table:style-name="ce5">
            <text:p>5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Колхо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58" table:style-name="ce5">
            <text:p>5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пер. Колхоз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59" table:style-name="ce5">
            <text:p>5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Комсомо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0" table:style-name="ce5">
            <text:p>5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Кордон за перевалом</text:p>
          </table:table-cell>
          <table:table-cell table:number-columns-repeated="16379" table:style-name="ce1"/>
        </table:table-row>
        <table:table-row table:style-name="ro2">
          <table:table-cell office:value-type="float" office:value="561" table:style-name="ce5">
            <text:p>5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Кресть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2" table:style-name="ce5">
            <text:p>5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Ленингра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3" table:style-name="ce5">
            <text:p>5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Лермонт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564" table:style-name="ce5">
            <text:p>5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5" table:style-name="ce5">
            <text:p>5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Лесной кордон</text:p>
          </table:table-cell>
          <table:table-cell table:number-columns-repeated="16379" table:style-name="ce1"/>
        </table:table-row>
        <table:table-row table:style-name="ro2">
          <table:table-cell office:value-type="float" office:value="566" table:style-name="ce5">
            <text:p>5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тер. Лесопункта</text:p>
          </table:table-cell>
          <table:table-cell table:number-columns-repeated="16379" table:style-name="ce1"/>
        </table:table-row>
        <table:table-row table:style-name="ro2">
          <table:table-cell office:value-type="float" office:value="567" table:style-name="ce5">
            <text:p>5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тер. Леспромхоза</text:p>
          </table:table-cell>
          <table:table-cell table:number-columns-repeated="16379" table:style-name="ce1"/>
        </table:table-row>
        <table:table-row table:style-name="ro2">
          <table:table-cell office:value-type="float" office:value="568" table:style-name="ce5">
            <text:p>5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69" table:style-name="ce5">
            <text:p>5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тер. Мехлесхоза</text:p>
          </table:table-cell>
          <table:table-cell table:number-columns-repeated="16379" table:style-name="ce1"/>
        </table:table-row>
        <table:table-row table:style-name="ro2">
          <table:table-cell office:value-type="float" office:value="570" table:style-name="ce5">
            <text:p>5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1" table:style-name="ce5">
            <text:p>5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Моск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2" table:style-name="ce5">
            <text:p>5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3" table:style-name="ce5">
            <text:p>5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4" table:style-name="ce5">
            <text:p>5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ово-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5" table:style-name="ce5">
            <text:p>5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ово-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6" table:style-name="ce5">
            <text:p>5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7" table:style-name="ce5">
            <text:p>5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Ново-Фабр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8" table:style-name="ce5">
            <text:p>5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Ов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79" table:style-name="ce5">
            <text:p>5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пер. Овра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80" table:style-name="ce5">
            <text:p>5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Островского</text:p>
          </table:table-cell>
          <table:table-cell table:number-columns-repeated="16379" table:style-name="ce1"/>
        </table:table-row>
        <table:table-row table:style-name="ro2">
          <table:table-cell office:value-type="float" office:value="581" table:style-name="ce5">
            <text:p>5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арник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2" table:style-name="ce5">
            <text:p>5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аца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583" table:style-name="ce5">
            <text:p>5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ес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4" table:style-name="ce5">
            <text:p>5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ион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5" table:style-name="ce5">
            <text:p>5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6" table:style-name="ce5">
            <text:p>5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Пуш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587" table:style-name="ce5">
            <text:p>5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Разде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8" table:style-name="ce5">
            <text:p>5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Родник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89" table:style-name="ce5">
            <text:p>5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0" table:style-name="ce5">
            <text:p>5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1" table:style-name="ce5">
            <text:p>5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овхо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2" table:style-name="ce5">
            <text:p>5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ос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3" table:style-name="ce5">
            <text:p>5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тер. Спиртзавода</text:p>
          </table:table-cell>
          <table:table-cell table:number-columns-repeated="16379" table:style-name="ce1"/>
        </table:table-row>
        <table:table-row table:style-name="ro2">
          <table:table-cell office:value-type="float" office:value="594" table:style-name="ce5">
            <text:p>5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пор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5" table:style-name="ce5">
            <text:p>5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Стадион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6" table:style-name="ce5">
            <text:p>5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Фабр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597" table:style-name="ce5">
            <text:p>5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пер. Фабрич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598" table:style-name="ce5">
            <text:p>5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Фо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599" table:style-name="ce5">
            <text:p>5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Фрунзе</text:p>
          </table:table-cell>
          <table:table-cell table:number-columns-repeated="16379" table:style-name="ce1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Хлеб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1" table:style-name="ce5">
            <text:p>6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2" table:style-name="ce5">
            <text:p>6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Чех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03" table:style-name="ce5">
            <text:p>6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Шосс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4" table:style-name="ce5">
            <text:p>6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Рождествено<text:s/></text:p>
          </table:table-cell>
          <table:table-cell office:value-type="string" table:style-name="ce8">
            <text:p>ул. Юрьенв Колок</text:p>
          </table:table-cell>
          <table:table-cell table:number-columns-repeated="16379" table:style-name="ce1"/>
        </table:table-row>
        <table:table-row table:style-name="ro2">
          <table:table-cell office:value-type="float" office:value="605" table:style-name="ce5">
            <text:p>6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Ворошил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06" table:style-name="ce5">
            <text:p>6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Заов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7" table:style-name="ce5">
            <text:p>6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Коопера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8" table:style-name="ce5">
            <text:p>6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Красноарме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09" table:style-name="ce5">
            <text:p>6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Некрас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0" table:style-name="ce5">
            <text:p>6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1" table:style-name="ce5">
            <text:p>6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2" table:style-name="ce5">
            <text:p>6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3" table:style-name="ce5">
            <text:p>6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4" table:style-name="ce5">
            <text:p>6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5" table:style-name="ce5">
            <text:p>6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6" table:style-name="ce5">
            <text:p>6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7" table:style-name="ce5">
            <text:p>6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тер. Лесничество</text:p>
          </table:table-cell>
          <table:table-cell table:number-columns-repeated="16379" table:style-name="ce1"/>
        </table:table-row>
        <table:table-row table:style-name="ro2">
          <table:table-cell office:value-type="float" office:value="618" table:style-name="ce5">
            <text:p>6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19" table:style-name="ce5">
            <text:p>6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с. Торновое</text:p>
          </table:table-cell>
          <table:table-cell office:value-type="string" table:style-name="ce8">
            <text:p>ул. Шосс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0" table:style-name="ce5">
            <text:p>6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Гаврилова Поляна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1" table:style-name="ce5">
            <text:p>6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Гаврилова Поляна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2" table:style-name="ce5">
            <text:p>6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Гаврилова Поляна<text:s/></text:p>
          </table:table-cell>
          <table:table-cell office:value-type="string" table:style-name="ce8">
            <text:p>ул. Набережная реки Волги</text:p>
          </table:table-cell>
          <table:table-cell table:number-columns-repeated="16379" table:style-name="ce1"/>
        </table:table-row>
        <table:table-row table:style-name="ro2">
          <table:table-cell office:value-type="float" office:value="623" table:style-name="ce5">
            <text:p>6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Гаврилова Поляна<text:s/></text:p>
          </table:table-cell>
          <table:table-cell office:value-type="string" table:style-name="ce8">
            <text:p>ул. На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4" table:style-name="ce5">
            <text:p>6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Гаврилова Поляна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5" table:style-name="ce5">
            <text:p>6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Усинский<text:s/></text:p>
          </table:table-cell>
          <table:table-cell office:value-type="string" table:style-name="ce8">
            <text:p>ул. Больн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6" table:style-name="ce5">
            <text:p>6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Усинский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7" table:style-name="ce5">
            <text:p>6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Усинский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8" table:style-name="ce5">
            <text:p>6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Рождествено</text:p>
          </table:table-cell>
          <table:table-cell office:value-type="string" table:style-name="ce5">
            <text:p>п. Усинский<text:s/></text:p>
          </table:table-cell>
          <table:table-cell office:value-type="string" table:style-name="ce8">
            <text:p>ул. Юбил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29" table:style-name="ce5">
            <text:p>6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кв-л 3-й</text:p>
          </table:table-cell>
          <table:table-cell table:number-columns-repeated="16379" table:style-name="ce1"/>
        </table:table-row>
        <table:table-row table:style-name="ro2">
          <table:table-cell office:value-type="float" office:value="630" table:style-name="ce5">
            <text:p>6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кв-л 4-й</text:p>
          </table:table-cell>
          <table:table-cell table:number-columns-repeated="16379" table:style-name="ce1"/>
        </table:table-row>
        <table:table-row table:style-name="ro2">
          <table:table-cell office:value-type="float" office:value="631" table:style-name="ce5">
            <text:p>6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кв-л 5-й</text:p>
          </table:table-cell>
          <table:table-cell table:number-columns-repeated="16379" table:style-name="ce1"/>
        </table:table-row>
        <table:table-row table:style-name="ro2">
          <table:table-cell office:value-type="float" office:value="632" table:style-name="ce5">
            <text:p>6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кв-л 6-й</text:p>
          </table:table-cell>
          <table:table-cell table:number-columns-repeated="16379" table:style-name="ce1"/>
        </table:table-row>
        <table:table-row table:style-name="ro2">
          <table:table-cell office:value-type="float" office:value="633" table:style-name="ce5">
            <text:p>6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пер. Березовый</text:p>
          </table:table-cell>
          <table:table-cell table:number-columns-repeated="16379" table:style-name="ce1"/>
        </table:table-row>
        <table:table-row table:style-name="ro2">
          <table:table-cell office:value-type="float" office:value="634" table:style-name="ce5">
            <text:p>6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Водопровод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5" table:style-name="ce5">
            <text:p>6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6" table:style-name="ce5">
            <text:p>6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За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7" table:style-name="ce5">
            <text:p>6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8" table:style-name="ce5">
            <text:p>6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Интернацион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39" table:style-name="ce5">
            <text:p>6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Комар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40" table:style-name="ce5">
            <text:p>6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1" table:style-name="ce5">
            <text:p>6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2" table:style-name="ce5">
            <text:p>6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3" table:style-name="ce5">
            <text:p>6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4" table:style-name="ce5">
            <text:p>6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5" table:style-name="ce5">
            <text:p>6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6" table:style-name="ce5">
            <text:p>6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7" table:style-name="ce5">
            <text:p>6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8" table:style-name="ce5">
            <text:p>6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ветл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49" table:style-name="ce5">
            <text:p>6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ев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0" table:style-name="ce5">
            <text:p>6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лавя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1" table:style-name="ce5">
            <text:p>6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2" table:style-name="ce5">
            <text:p>6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3" table:style-name="ce5">
            <text:p>6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Спор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4" table:style-name="ce5">
            <text:p>6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Ташкен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5" table:style-name="ce5">
            <text:p>6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6" table:style-name="ce5">
            <text:p>6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57" table:style-name="ce5">
            <text:p>6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пер. Ягод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658" table:style-name="ce5">
            <text:p>6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пиридоновка<text:s/></text:p>
          </table:table-cell>
          <table:table-cell office:value-type="string" table:style-name="ce5">
            <text:p>с. Спиридоновка<text:s/>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659" table:style-name="ce5">
            <text:p>6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Ворошил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60" table:style-name="ce5">
            <text:p>6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1" table:style-name="ce5">
            <text:p>6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2" table:style-name="ce5">
            <text:p>6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Дружбы</text:p>
          </table:table-cell>
          <table:table-cell table:number-columns-repeated="16379" table:style-name="ce1"/>
        </table:table-row>
        <table:table-row table:style-name="ro2">
          <table:table-cell office:value-type="float" office:value="663" table:style-name="ce5">
            <text:p>6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Заручей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4" table:style-name="ce5">
            <text:p>6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5" table:style-name="ce5">
            <text:p>6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Кир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66" table:style-name="ce5">
            <text:p>6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Мельн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7" table:style-name="ce5">
            <text:p>6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8" table:style-name="ce5">
            <text:p>6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69" table:style-name="ce5">
            <text:p>6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0" table:style-name="ce5">
            <text:p>6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1" table:style-name="ce5">
            <text:p>6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2" table:style-name="ce5">
            <text:p>6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3" table:style-name="ce5">
            <text:p>6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Физкульту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4" table:style-name="ce5">
            <text:p>6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Чапа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75" table:style-name="ce5">
            <text:p>6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6" table:style-name="ce5">
            <text:p>6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Сухая Вязовка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7" table:style-name="ce5">
            <text:p>6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Рассвет<text:s/></text:p>
          </table:table-cell>
          <table:table-cell office:value-type="string" table:style-name="ce8">
            <text:p>ул. 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8" table:style-name="ce5">
            <text:p>6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Рассвет<text:s/></text:p>
          </table:table-cell>
          <table:table-cell office:value-type="string" table:style-name="ce8">
            <text:p>ул. Сире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79" table:style-name="ce5">
            <text:p>6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Бан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0" table:style-name="ce5">
            <text:p>6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Верхне-Гай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1" table:style-name="ce5">
            <text:p>6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2" table:style-name="ce5">
            <text:p>6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3" table:style-name="ce5">
            <text:p>6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Куйбыш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684" table:style-name="ce5">
            <text:p>6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Микрорайон</text:p>
          </table:table-cell>
          <table:table-cell table:number-columns-repeated="16379" table:style-name="ce1"/>
        </table:table-row>
        <table:table-row table:style-name="ro2">
          <table:table-cell office:value-type="float" office:value="685" table:style-name="ce5">
            <text:p>6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6" table:style-name="ce5">
            <text:p>6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7" table:style-name="ce5">
            <text:p>6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688" table:style-name="ce5">
            <text:p>6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Сухая Вязовка</text:p>
          </table:table-cell>
          <table:table-cell office:value-type="string" table:style-name="ce5">
            <text:p>с. Берёзовый Гай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89" table:style-name="ce5">
            <text:p>6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Белоз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0" table:style-name="ce5">
            <text:p>6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пер. Белозер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691" table:style-name="ce5">
            <text:p>6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Бере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2" table:style-name="ce5">
            <text:p>6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Берёз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3" table:style-name="ce5">
            <text:p>6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Вост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4" table:style-name="ce5">
            <text:p>6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Газон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5" table:style-name="ce5">
            <text:p>6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Дальняя</text:p>
          </table:table-cell>
          <table:table-cell table:number-columns-repeated="16379" table:style-name="ce1"/>
        </table:table-row>
        <table:table-row table:style-name="ro2">
          <table:table-cell office:value-type="float" office:value="696" table:style-name="ce5">
            <text:p>6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7" table:style-name="ce5">
            <text:p>6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8" table:style-name="ce5">
            <text:p>6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Завод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699" table:style-name="ce5">
            <text:p>6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За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0" table:style-name="ce5">
            <text:p>7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Заоз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1" table:style-name="ce5">
            <text:p>7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Золин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2" table:style-name="ce5">
            <text:p>7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3" table:style-name="ce5">
            <text:p>7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Новосель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4" table:style-name="ce5">
            <text:p>7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5" table:style-name="ce5">
            <text:p>7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пер. Озер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706" table:style-name="ce5">
            <text:p>7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Орех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7" table:style-name="ce5">
            <text:p>70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Орех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8" table:style-name="ce5">
            <text:p>70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Песча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09" table:style-name="ce5">
            <text:p>70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0" table:style-name="ce5">
            <text:p>71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Ради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1" table:style-name="ce5">
            <text:p>71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2" table:style-name="ce5">
            <text:p>71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Свободы</text:p>
          </table:table-cell>
          <table:table-cell table:number-columns-repeated="16379" table:style-name="ce1"/>
        </table:table-row>
        <table:table-row table:style-name="ro2">
          <table:table-cell office:value-type="float" office:value="713" table:style-name="ce5">
            <text:p>71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Совхоз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4" table:style-name="ce5">
            <text:p>71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5" table:style-name="ce5">
            <text:p>71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6" table:style-name="ce5">
            <text:p>71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с. Белозёрки<text:s/></text:p>
          </table:table-cell>
          <table:table-cell office:value-type="string" table:style-name="ce8">
            <text:p>ул. Ю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7" table:style-name="ce5">
            <text:p>71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Нур<text:s/></text:p>
          </table:table-cell>
          <table:table-cell office:value-type="string" table:style-name="ce8">
            <text:p>ул. 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8" table:style-name="ce5">
            <text:p>71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Нур<text:s/></text:p>
          </table:table-cell>
          <table:table-cell office:value-type="string" table:style-name="ce8">
            <text:p>ул. Кашта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19" table:style-name="ce5">
            <text:p>71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Нур<text:s/></text:p>
          </table:table-cell>
          <table:table-cell office:value-type="string" table:style-name="ce8">
            <text:p>ул. Наго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0" table:style-name="ce5">
            <text:p>72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Нур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1" table:style-name="ce5">
            <text:p>72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2" table:style-name="ce5">
            <text:p>72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Волж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3" table:style-name="ce5">
            <text:p>72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Дерибас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4" table:style-name="ce5">
            <text:p>72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Кашта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5" table:style-name="ce5">
            <text:p>72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туп. Красноармейский</text:p>
          </table:table-cell>
          <table:table-cell table:number-columns-repeated="16379" table:style-name="ce1"/>
        </table:table-row>
        <table:table-row table:style-name="ro2">
          <table:table-cell office:value-type="float" office:value="726" table:style-name="ce5">
            <text:p>72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Крут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7" table:style-name="ce5">
            <text:p>72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8" table:style-name="ce5">
            <text:p>72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Орех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29" table:style-name="ce5">
            <text:p>72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Под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0" table:style-name="ce5">
            <text:p>73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1" table:style-name="ce5">
            <text:p>73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пр-д Прибреж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732" table:style-name="ce5">
            <text:p>73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3" table:style-name="ce5">
            <text:p>73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Ряби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4" table:style-name="ce5">
            <text:p>73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5" table:style-name="ce5">
            <text:p>73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Солн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6" table:style-name="ce5">
            <text:p>73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Цвето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7" table:style-name="ce5">
            <text:p>73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пер. Цветоч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738" table:style-name="ce5">
            <text:p>73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39" table:style-name="ce5">
            <text:p>73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Дашк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740" table:style-name="ce5">
            <text:p>74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Подлесный<text:s/></text:p>
          </table:table-cell>
          <table:table-cell office:value-type="string" table:style-name="ce8">
            <text:p>ул. Яросла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1" table:style-name="ce5">
            <text:p>74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2-я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2" table:style-name="ce5">
            <text:p>74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40 лет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743" table:style-name="ce5">
            <text:p>74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В.Лев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744" table:style-name="ce5">
            <text:p>74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Вишн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5" table:style-name="ce5">
            <text:p>74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6" table:style-name="ce5">
            <text:p>74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Дружба</text:p>
          </table:table-cell>
          <table:table-cell table:number-columns-repeated="16379" table:style-name="ce1"/>
        </table:table-row>
        <table:table-row table:style-name="ro2">
          <table:table-cell office:value-type="float" office:value="747" table:style-name="ce5">
            <text:p>74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Зеле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8" table:style-name="ce5">
            <text:p>74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Иве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49" table:style-name="ce5">
            <text:p>74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пер. Коммунальный</text:p>
          </table:table-cell>
          <table:table-cell table:number-columns-repeated="16379" table:style-name="ce1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Коммунистиче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1" table:style-name="ce5">
            <text:p>75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Ленина</text:p>
          </table:table-cell>
          <table:table-cell table:number-columns-repeated="16379" table:style-name="ce1"/>
        </table:table-row>
        <table:table-row table:style-name="ro2">
          <table:table-cell office:value-type="float" office:value="752" table:style-name="ce5">
            <text:p>75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3" table:style-name="ce5">
            <text:p>75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754" table:style-name="ce5">
            <text:p>75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Моско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5" table:style-name="ce5">
            <text:p>75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6" table:style-name="ce5">
            <text:p>75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7" table:style-name="ce5">
            <text:p>75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8" table:style-name="ce5">
            <text:p>75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59" table:style-name="ce5">
            <text:p>75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0" table:style-name="ce5">
            <text:p>76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Ре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1" table:style-name="ce5">
            <text:p>76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2" table:style-name="ce5">
            <text:p>76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3" table:style-name="ce5">
            <text:p>76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4" table:style-name="ce5">
            <text:p>76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Специалистов</text:p>
          </table:table-cell>
          <table:table-cell table:number-columns-repeated="16379" table:style-name="ce1"/>
        </table:table-row>
        <table:table-row table:style-name="ro2">
          <table:table-cell office:value-type="float" office:value="765" table:style-name="ce5">
            <text:p>76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6" table:style-name="ce5">
            <text:p>76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тер. Черновское водохранилище</text:p>
          </table:table-cell>
          <table:table-cell table:number-columns-repeated="16379" table:style-name="ce1"/>
        </table:table-row>
        <table:table-row table:style-name="ro2">
          <table:table-cell office:value-type="float" office:value="767" table:style-name="ce5">
            <text:p>76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ёрновский<text:s/></text:p>
          </table:table-cell>
          <table:table-cell office:value-type="string" table:style-name="ce5">
            <text:p>п. Чёрновский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8" table:style-name="ce5">
            <text:p>76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69" table:style-name="ce5">
            <text:p>76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Дружба Народов</text:p>
          </table:table-cell>
          <table:table-cell table:number-columns-repeated="16379" table:style-name="ce1"/>
        </table:table-row>
        <table:table-row table:style-name="ro2">
          <table:table-cell office:value-type="float" office:value="770" table:style-name="ce5">
            <text:p>77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1</text:p>
          </table:table-cell>
          <table:table-cell table:number-columns-repeated="16379" table:style-name="ce1"/>
        </table:table-row>
        <table:table-row table:style-name="ro2">
          <table:table-cell office:value-type="float" office:value="771" table:style-name="ce5">
            <text:p>77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2</text:p>
          </table:table-cell>
          <table:table-cell table:number-columns-repeated="16379" table:style-name="ce1"/>
        </table:table-row>
        <table:table-row table:style-name="ro2">
          <table:table-cell office:value-type="float" office:value="772" table:style-name="ce5">
            <text:p>77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3</text:p>
          </table:table-cell>
          <table:table-cell table:number-columns-repeated="16379" table:style-name="ce1"/>
        </table:table-row>
        <table:table-row table:style-name="ro2">
          <table:table-cell office:value-type="float" office:value="773" table:style-name="ce5">
            <text:p>77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4</text:p>
          </table:table-cell>
          <table:table-cell table:number-columns-repeated="16379" table:style-name="ce1"/>
        </table:table-row>
        <table:table-row table:style-name="ro2">
          <table:table-cell office:value-type="float" office:value="774" table:style-name="ce5">
            <text:p>77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5</text:p>
          </table:table-cell>
          <table:table-cell table:number-columns-repeated="16379" table:style-name="ce1"/>
        </table:table-row>
        <table:table-row table:style-name="ro2">
          <table:table-cell office:value-type="float" office:value="775" table:style-name="ce5">
            <text:p>77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4 квартал, линия 6</text:p>
          </table:table-cell>
          <table:table-cell table:number-columns-repeated="16379" table:style-name="ce1"/>
        </table:table-row>
        <table:table-row table:style-name="ro2">
          <table:table-cell office:value-type="float" office:value="776" table:style-name="ce5">
            <text:p>77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Кооператив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77" table:style-name="ce5">
            <text:p>77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тер. Коте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78" table:style-name="ce5">
            <text:p>77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Лес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79" table:style-name="ce5">
            <text:p>77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Молод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0" table:style-name="ce5">
            <text:p>78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Н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1" table:style-name="ce5">
            <text:p>78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Ново-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2" table:style-name="ce5">
            <text:p>78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3" table:style-name="ce5">
            <text:p>78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4" table:style-name="ce5">
            <text:p>78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Николаевка<text:s/>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5" table:style-name="ce5">
            <text:p>78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тер. Автобаза</text:p>
          </table:table-cell>
          <table:table-cell table:number-columns-repeated="16379" table:style-name="ce1"/>
        </table:table-row>
        <table:table-row table:style-name="ro2">
          <table:table-cell office:value-type="float" office:value="786" table:style-name="ce5">
            <text:p>78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Верхние Пески</text:p>
          </table:table-cell>
          <table:table-cell table:number-columns-repeated="16379" table:style-name="ce1"/>
        </table:table-row>
        <table:table-row table:style-name="ro2">
          <table:table-cell office:value-type="float" office:value="787" table:style-name="ce5">
            <text:p>78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тер. Кроликоферма</text:p>
          </table:table-cell>
          <table:table-cell table:number-columns-repeated="16379" table:style-name="ce1"/>
        </table:table-row>
        <table:table-row table:style-name="ro2">
          <table:table-cell office:value-type="float" office:value="788" table:style-name="ce5">
            <text:p>78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Кустар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89" table:style-name="ce5">
            <text:p>78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Магис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90" table:style-name="ce5">
            <text:p>79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Мельникова</text:p>
          </table:table-cell>
          <table:table-cell table:number-columns-repeated="16379" table:style-name="ce1"/>
        </table:table-row>
        <table:table-row table:style-name="ro2">
          <table:table-cell office:value-type="float" office:value="791" table:style-name="ce5">
            <text:p>79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Мельнич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92" table:style-name="ce5">
            <text:p>79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Мира</text:p>
          </table:table-cell>
          <table:table-cell table:number-columns-repeated="16379" table:style-name="ce1"/>
        </table:table-row>
        <table:table-row table:style-name="ro2">
          <table:table-cell office:value-type="float" office:value="793" table:style-name="ce5">
            <text:p>79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Набере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94" table:style-name="ce5">
            <text:p>79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Нижние Пески</text:p>
          </table:table-cell>
          <table:table-cell table:number-columns-repeated="16379" table:style-name="ce1"/>
        </table:table-row>
        <table:table-row table:style-name="ro2">
          <table:table-cell office:value-type="float" office:value="795" table:style-name="ce5">
            <text:p>79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Победы</text:p>
          </table:table-cell>
          <table:table-cell table:number-columns-repeated="16379" table:style-name="ce1"/>
        </table:table-row>
        <table:table-row table:style-name="ro2">
          <table:table-cell office:value-type="float" office:value="796" table:style-name="ce5">
            <text:p>79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97" table:style-name="ce5">
            <text:p>797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1"/>
        </table:table-row>
        <table:table-row table:style-name="ro2">
          <table:table-cell office:value-type="float" office:value="798" table:style-name="ce5">
            <text:p>798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Сады</text:p>
          </table:table-cell>
          <table:table-cell table:number-columns-repeated="16379" table:style-name="ce1"/>
        </table:table-row>
        <table:table-row table:style-name="ro2">
          <table:table-cell office:value-type="float" office:value="799" table:style-name="ce5">
            <text:p>799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Салдаева</text:p>
          </table:table-cell>
          <table:table-cell table:number-columns-repeated="16379" table:style-name="ce1"/>
        </table:table-row>
        <table:table-row table:style-name="ro2">
          <table:table-cell office:value-type="float" office:value="800" table:style-name="ce5">
            <text:p>800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тер. Самарарыбхоз</text:p>
          </table:table-cell>
          <table:table-cell table:number-columns-repeated="16379" table:style-name="ce1"/>
        </table:table-row>
        <table:table-row table:style-name="ro2">
          <table:table-cell office:value-type="float" office:value="801" table:style-name="ce5">
            <text:p>801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02" table:style-name="ce5">
            <text:p>802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с. Черноречье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03" table:style-name="ce5">
            <text:p>803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п. Рамушки<text:s/>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04" table:style-name="ce5">
            <text:p>804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п. Чапаевка<text:s/></text:p>
          </table:table-cell>
          <table:table-cell office:value-type="string" table:style-name="ce8">
            <text:p>пер. Полевой</text:p>
          </table:table-cell>
          <table:table-cell table:number-columns-repeated="16379" table:style-name="ce1"/>
        </table:table-row>
        <table:table-row table:style-name="ro2">
          <table:table-cell office:value-type="float" office:value="805" table:style-name="ce5">
            <text:p>805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п. Чапае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1"/>
        </table:table-row>
        <table:table-row table:style-name="ro2">
          <table:table-cell office:value-type="float" office:value="806" table:style-name="ce5">
            <text:p>806</text:p>
          </table:table-cell>
          <table:table-cell office:value-type="string" table:style-name="ce5">
            <text:p>Волжский</text:p>
          </table:table-cell>
          <table:table-cell office:value-type="string" table:style-name="ce5">
            <text:p>СП Черноречье</text:p>
          </table:table-cell>
          <table:table-cell office:value-type="string" table:style-name="ce5">
            <text:p>п. Чапаевка<text:s/></text:p>
          </table:table-cell>
          <table:table-cell office:value-type="string" table:style-name="ce8">
            <text:p>ул. Чапаевская</text:p>
          </table:table-cell>
          <table:table-cell table:number-columns-repeated="16379" table:style-name="ce1"/>
        </table:table-row>
        <table:table-row table:number-rows-repeated="10" table:style-name="ro2">
          <table:table-cell table:number-columns-repeated="4" table:style-name="ce7"/>
          <table:table-cell table:style-name="ce6"/>
          <table:table-cell table:number-columns-repeated="16379" table:style-name="ce1"/>
        </table:table-row>
        <table:table-row table:number-rows-repeated="1047759" table:style-name="ro2">
          <table:table-cell table:number-columns-repeated="16384"/>
        </table:table-row>
      </table:table>
      <table:database-ranges>
        <table:database-range table:target-range-address="Волжский.E220:Волжский.E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5T07:04:31Z</dc:date>
    <meta:print-date>2019-09-03T05:33:55Z</meta:print-date>
    <meta:editing-cycles>7</meta:editing-cycles>
    <meta:editing-duration>PT14029S</meta:editing-duration>
  </office:meta>
</office:document-meta>
</file>